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1.692cm"/>
    </style:style>
    <style:style style:name="co36" style:family="table-column">
      <style:table-column-properties fo:break-before="auto" style:column-width="2.441cm"/>
    </style:style>
    <style:style style:name="co37" style:family="table-column">
      <style:table-column-properties fo:break-before="auto" style:column-width="1.386cm"/>
    </style:style>
    <style:style style:name="co38" style:family="table-column">
      <style:table-column-properties fo:break-before="auto" style:column-width="2.969cm"/>
    </style:style>
    <style:style style:name="co22" style:family="table-column">
      <style:table-column-properties fo:break-before="auto" style:column-width="1.637cm"/>
    </style:style>
    <style:style style:name="co39" style:family="table-column">
      <style:table-column-properties fo:break-before="auto" style:column-width="3.718cm"/>
    </style:style>
    <style:style style:name="co40" style:family="table-column">
      <style:table-column-properties fo:break-before="auto" style:column-width="3.163cm"/>
    </style:style>
    <style:style style:name="co41" style:family="table-column">
      <style:table-column-properties fo:break-before="auto" style:column-width="1.663cm"/>
    </style:style>
    <style:style style:name="co42" style:family="table-column">
      <style:table-column-properties fo:break-before="auto" style:column-width="4.161cm"/>
    </style:style>
    <style:style style:name="co4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64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1.221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24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33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138cm"/>
    </style:style>
    <style:style style:name="co23" style:family="table-column">
      <style:table-column-properties fo:break-before="auto" style:column-width="1.469cm"/>
    </style:style>
    <style:style style:name="co83" style:family="table-column">
      <style:table-column-properties fo:break-before="auto" style:column-width="3.856cm"/>
    </style:style>
    <style:style style:name="co84" style:family="table-column">
      <style:table-column-properties fo:break-before="auto" style:column-width="4.272cm"/>
    </style:style>
    <style:style style:name="co8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0.998cm"/>
    </style:style>
    <style:style style:name="co48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804cm"/>
    </style:style>
    <style:style style:name="co54" style:family="table-column">
      <style:table-column-properties fo:break-before="auto" style:column-width="1.914cm"/>
    </style:style>
    <style:style style:name="co55" style:family="table-column">
      <style:table-column-properties fo:break-before="auto" style:column-width="3.69cm"/>
    </style:style>
    <style:style style:name="co57" style:family="table-column">
      <style:table-column-properties fo:break-before="auto" style:column-width="0.915cm"/>
    </style:style>
    <style:style style:name="co58" style:family="table-column">
      <style:table-column-properties fo:break-before="auto" style:column-width="1.774cm"/>
    </style:style>
    <style:style style:name="co59" style:family="table-column">
      <style:table-column-properties fo:break-before="auto" style:column-width="6.188cm"/>
    </style:style>
    <style:style style:name="co61" style:family="table-column">
      <style:table-column-properties fo:break-before="auto" style:column-width="4.189cm"/>
    </style:style>
    <style:style style:name="co62" style:family="table-column">
      <style:table-column-properties fo:break-before="auto" style:column-width="2.413cm"/>
    </style:style>
    <style:style style:name="co63" style:family="table-column">
      <style:table-column-properties fo:break-before="auto" style:column-width="3.801cm"/>
    </style:style>
    <style:style style:name="co65" style:family="table-column">
      <style:table-column-properties fo:break-before="auto" style:column-width="0.61cm"/>
    </style:style>
    <style:style style:name="co66" style:family="table-column">
      <style:table-column-properties fo:break-before="auto" style:column-width="1.997cm"/>
    </style:style>
    <style:style style:name="co69" style:family="table-column">
      <style:table-column-properties fo:break-before="auto" style:column-width="2.94cm"/>
    </style:style>
    <style:style style:name="co70" style:family="table-column">
      <style:table-column-properties fo:break-before="auto" style:column-width="1.332cm"/>
    </style:style>
    <style:style style:name="co71" style:family="table-column">
      <style:table-column-properties fo:break-before="auto" style:column-width="1.109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275cm"/>
    </style:style>
    <style:style style:name="co74" style:family="table-column">
      <style:table-column-properties fo:break-before="auto" style:column-width="0.748cm"/>
    </style:style>
    <style:style style:name="co75" style:family="table-column">
      <style:table-column-properties fo:break-before="auto" style:column-width="2.275cm"/>
    </style:style>
    <style:style style:name="co76" style:family="table-column">
      <style:table-column-properties fo:break-before="auto" style:column-width="1.748cm"/>
    </style:style>
    <style:style style:name="co77" style:family="table-column">
      <style:table-column-properties fo:break-before="auto" style:column-width="2.247cm"/>
    </style:style>
    <style:style style:name="co78" style:family="table-column">
      <style:table-column-properties fo:break-before="auto" style:column-width="1.803cm"/>
    </style:style>
    <style:style style:name="co79" style:family="table-column">
      <style:table-column-properties fo:break-before="auto" style:column-width="2.302cm"/>
    </style:style>
    <style:style style:name="co80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ffcc"/>
    </style:style>
    <style:style style:name="ce7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ccff"/>
    </style:style>
    <style:style style:name="ce39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37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38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42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43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48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54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55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56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0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61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5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66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7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71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72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82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84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7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92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48" table:default-cell-style-name="Default"/>
        <table:table-column table:style-name="co53" table:default-cell-style-name="ce4"/>
        <table:table-column table:style-name="co54" table:default-cell-style-name="ce4"/>
        <table:table-column table:style-name="co56" table:default-cell-style-name="ce4"/>
        <table:table-column table:style-name="co64" table:default-cell-style-name="ce4"/>
        <table:table-column table:style-name="co55" table:default-cell-style-name="ce35"/>
        <table:table-column table:style-name="co57" table:number-columns-repeated="4" table:default-cell-style-name="ce40"/>
        <table:table-column table:style-name="co58" table:number-columns-repeated="2" table:default-cell-style-name="ce44"/>
        <table:table-column table:style-name="co54" table:default-cell-style-name="ce44"/>
        <table:table-column table:style-name="co22" table:default-cell-style-name="ce49"/>
        <table:table-column table:style-name="co35" table:default-cell-style-name="ce49"/>
        <table:table-column table:style-name="co60" table:default-cell-style-name="ce60"/>
        <table:table-column table:style-name="co59" table:default-cell-style-name="ce69"/>
        <table:table-column table:style-name="co61" table:default-cell-style-name="ce4"/>
        <table:table-column table:style-name="co62" table:default-cell-style-name="ce4"/>
        <table:table-column table:style-name="co13" table:default-cell-style-name="ce4"/>
        <table:table-column table:style-name="co14" table:default-cell-style-name="ce4"/>
        <table:table-column table:style-name="co63" table:default-cell-style-name="ce4"/>
        <table:table-column table:style-name="co65" table:number-columns-repeated="4" table:default-cell-style-name="ce89"/>
        <table:table-column table:style-name="co13" table:number-columns-repeated="998" table:default-cell-style-name="ce4"/>
        <table:table-row table:style-name="ro6">
          <table:table-cell table:style-name="ce30" office:value-type="string">
            <text:p>ID</text:p>
          </table:table-cell>
          <table:table-cell table:style-name="ce30" office:value-type="string">
            <text:p>Deactivate</text:p>
          </table:table-cell>
          <table:table-cell table:style-name="ce30" office:value-type="string">
            <text:p>Character_ID</text:p>
          </table:table-cell>
          <table:table-cell table:style-name="ce30" office:value-type="string">
            <text:p>Action_ID</text:p>
          </table:table-cell>
          <table:table-cell table:style-name="ce30" office:value-type="string">
            <text:p>Call_Script</text:p>
          </table:table-cell>
          <table:table-cell table:style-name="ce34" office:value-type="string">
            <text:p>If_Expression</text:p>
          </table:table-cell>
          <table:table-cell table:style-name="ce38" office:value-type="string">
            <text:p>Target_Character</text:p>
          </table:table-cell>
          <table:table-cell table:style-name="ce38" office:value-type="string">
            <text:p>Target_Scene</text:p>
          </table:table-cell>
          <table:table-cell table:style-name="ce38" office:value-type="string">
            <text:p>Target_ObjGroup</text:p>
          </table:table-cell>
          <table:table-cell table:style-name="ce38" office:value-type="string">
            <text:p>Target_Object</text:p>
          </table:table-cell>
          <table:table-cell table:style-name="ce43" office:value-type="string">
            <text:p>Walk_Scene</text:p>
          </table:table-cell>
          <table:table-cell table:style-name="ce43" office:value-type="string">
            <text:p>Walk_Colour</text:p>
          </table:table-cell>
          <table:table-cell table:style-name="ce43" office:value-type="string">
            <text:p>Hover_Text</text:p>
          </table:table-cell>
          <table:table-cell table:style-name="ce48" office:value-type="string">
            <text:p>Dialogue_Speaker</text:p>
          </table:table-cell>
          <table:table-cell table:style-name="ce48" office:value-type="string">
            <text:p>Dialogue_Emotion</text:p>
          </table:table-cell>
          <table:table-cell table:style-name="ce56" office:value-type="string">
            <text:p>Dialogue_Duration</text:p>
          </table:table-cell>
          <table:table-cell table:style-name="ce68" office:value-type="string">
            <text:p>Dialogue_Line</text:p>
          </table:table-cell>
          <table:table-cell table:style-name="ce72" office:value-type="string">
            <text:p>Set_Column</text:p>
          </table:table-cell>
          <table:table-cell table:style-name="ce72" office:value-type="string">
            <text:p>Set_Tab</text:p>
          </table:table-cell>
          <table:table-cell table:style-name="ce72" office:value-type="string">
            <text:p>Set_Value</text:p>
          </table:table-cell>
          <table:table-cell table:style-name="ce84" office:value-type="string">
            <text:p>Filter_Column</text:p>
          </table:table-cell>
          <table:table-cell table:style-name="ce84" office:value-type="string">
            <text:p>Filter_Value</text:p>
          </table:table-cell>
          <table:table-cell table:style-name="ce88" office:value-type="string">
            <text:p>Remove_Target</text:p>
          </table:table-cell>
          <table:table-cell table:style-name="ce88" office:value-type="string">
            <text:p>Add_To_Inventory</text:p>
          </table:table-cell>
          <table:table-cell table:style-name="ce88" office:value-type="string">
            <text:p>Refresh</text:p>
          </table:table-cell>
          <table:table-cell table:style-name="ce88" office:value-type="string">
            <text:p>Wait_Seconds</text:p>
          </table:table-cell>
          <table:table-cell table:style-name="ce50" table:number-columns-repeated="998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58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4" table:style-name="ce45" office:value-type="float" office:value="0">
            <text:p>0</text:p>
          </table:table-cell>
          <table:table-cell table:style-name="ce7" table:number-columns-repeated="998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31" office:value-type="string">
            <text:p>intro</text:p>
          </table:table-cell>
          <table:table-cell table:style-name="ce31"/>
          <table:table-cell table:style-name="ce31" table:content-validation-name="val1"/>
          <table:table-cell table:style-name="ce31" table:content-validation-name="val2"/>
          <table:table-cell table:style-name="ce31"/>
          <table:table-cell table:style-name="ce36"/>
          <table:table-cell table:style-name="ce41" table:content-validation-name="val3"/>
          <table:table-cell table:content-validation-name="val4"/>
          <table:table-cell table:content-validation-name="val6"/>
          <table:table-cell table:style-name="ce41"/>
          <table:table-cell table:content-validation-name="val8"/>
          <table:table-cell table:style-name="ce47" table:number-columns-repeated="2"/>
          <table:table-cell table:style-name="ce51" table:content-validation-name="val9" office:value-type="string">
            <text:p>fire</text:p>
          </table:table-cell>
          <table:table-cell table:style-name="ce51" table:content-validation-name="val10"/>
          <table:table-cell table:style-name="ce61" office:value-type="percentage" office:value="0.5">
            <text:p>50%</text:p>
          </table:table-cell>
          <table:table-cell table:style-name="ce70" office:value-type="string">
            <text:p>Ten years ago,</text:p>
          </table:table-cell>
          <table:table-cell table:style-name="ce81" table:number-columns-repeated="3"/>
          <table:table-cell table:style-name="ce86" table:number-columns-repeated="2"/>
          <table:table-cell table:style-name="ce90" table:number-columns-repeated="4"/>
          <table:table-cell table:style-name="ce31" table:number-columns-repeated="998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on a night just like this one,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there were three youths who went camping together..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 table:style-name="ce65" office:value-type="percentage" office:value="0.5">
            <text:p>50%</text:p>
          </table:table-cell>
          <table:table-cell office:value-type="string">
            <text:p>Little did they know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they were embarking on a journey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would change their world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2" office:value-type="string">
            <text:p>Visible</text:p>
          </table:table-cell>
          <table:table-cell table:style-name="ce80" office:value-type="string">
            <text:p>Characters</text:p>
          </table:table-cell>
          <table:table-cell table:style-name="ce80" office:value-type="float" office:value="1">
            <text:p>1</text:p>
          </table:table-cell>
          <table:table-cell table:style-name="ce85"/>
          <table:table-cell table:style-name="ce85" office:value-type="string">
            <text:p>lindsay~&amp;~johnny~&amp;~sara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&lt;laughs&gt;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2" office:value-type="string">
            <text:p>Animation_Current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idle</text:p>
          </table:table-cell>
          <table:table-cell table:style-name="ce85"/>
          <table:table-cell table:style-name="ce85" office:value-type="string">
            <text:p>lindsay~&amp;~johnny~&amp;~sarah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reen_X~,~Screen_Y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70~,~91</text:p>
          </table:table-cell>
          <table:table-cell table:style-name="ce85"/>
          <table:table-cell table:style-name="ce85" office:value-type="string">
            <text:p>lindsa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reen_X~,~Screen_Y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80~,~85</text:p>
          </table:table-cell>
          <table:table-cell table:style-name="ce85"/>
          <table:table-cell table:style-name="ce85" office:value-type="string">
            <text:p>johnny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reen_X~,~Screen_Y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90~,~95</text:p>
          </table:table-cell>
          <table:table-cell table:style-name="ce85"/>
          <table:table-cell table:style-name="ce85" office:value-type="string">
            <text:p>sarah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3</text:p>
          </table:table-cell>
          <table:table-cell table:style-name="ce85"/>
          <table:table-cell table:style-name="ce85" office:value-type="string">
            <text:p>lindsay~&amp;~johnny~&amp;~sarah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Current</text:p>
          </table:table-cell>
          <table:table-cell table:style-name="ce80" office:value-type="string">
            <text:p>Characters</text:p>
          </table:table-cell>
          <table:table-cell table:style-name="ce80" office:value-type="float" office:value="1">
            <text:p>1</text:p>
          </table:table-cell>
          <table:table-cell table:style-name="ce85"/>
          <table:table-cell table:style-name="ce85" office:value-type="string">
            <text:p>lindsa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32" office:value-type="string">
            <text:p>intro</text:p>
          </table:table-cell>
          <table:table-cell table:style-name="ce32"/>
          <table:table-cell table:style-name="ce32" table:content-validation-name="val1"/>
          <table:table-cell table:style-name="ce32" table:content-validation-name="val2"/>
          <table:table-cell table:style-name="ce32"/>
          <table:table-cell table:style-name="ce37"/>
          <table:table-cell table:style-name="ce42" table:content-validation-name="val3"/>
          <table:table-cell table:style-name="ce42" table:content-validation-name="val4"/>
          <table:table-cell table:style-name="ce42" table:content-validation-name="val6"/>
          <table:table-cell table:style-name="ce42"/>
          <table:table-cell table:style-name="ce46" table:content-validation-name="val8"/>
          <table:table-cell table:style-name="ce46" table:number-columns-repeated="2"/>
          <table:table-cell table:style-name="ce55" table:content-validation-name="val9"/>
          <table:table-cell table:style-name="ce55" table:content-validation-name="val10"/>
          <table:table-cell table:style-name="ce66"/>
          <table:table-cell table:style-name="ce71"/>
          <table:table-cell table:style-name="ce83" office:value-type="string">
            <text:p>Deactivate</text:p>
          </table:table-cell>
          <table:table-cell table:style-name="ce83" office:value-type="string">
            <text:p>Script</text:p>
          </table:table-cell>
          <table:table-cell table:style-name="ce83" office:value-type="float" office:value="1">
            <text:p>1</text:p>
          </table:table-cell>
          <table:table-cell table:style-name="ce87"/>
          <table:table-cell table:style-name="ce87" office:value-type="string">
            <text:p>fire-campfire-#ff00ff</text:p>
          </table:table-cell>
          <table:table-cell table:style-name="ce92" table:number-columns-repeated="4"/>
          <table:table-cell table:style-name="ce32" table:number-columns-repeated="998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35]&amp;[.H35]&amp;[.I35]&amp;[.J35])&gt;0;[.C35]&amp;&quot;-&quot;&amp;[.D35]&amp;&quot;-&quot;&amp;[.G35]&amp;[.H35]&amp;[.I35]&amp;[.J35];[.C35]&amp;&quot;-&quot;&amp;[.K35]&amp;&quot;-&quot;&amp;[.L35]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36]&amp;[.H36]&amp;[.I36]&amp;[.J36])&gt;0;[.C36]&amp;&quot;-&quot;&amp;[.D36]&amp;&quot;-&quot;&amp;[.G36]&amp;[.H36]&amp;[.I36]&amp;[.J36];[.C36]&amp;&quot;-&quot;&amp;[.K36]&amp;&quot;-&quot;&amp;[.L36]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37]&amp;[.H37]&amp;[.I37]&amp;[.J37])&gt;0;[.C37]&amp;&quot;-&quot;&amp;[.D37]&amp;&quot;-&quot;&amp;[.G37]&amp;[.H37]&amp;[.I37]&amp;[.J37];[.C37]&amp;&quot;-&quot;&amp;[.K37]&amp;&quot;-&quot;&amp;[.L37]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38]&amp;[.H38]&amp;[.I38]&amp;[.J38])&gt;0;[.C38]&amp;&quot;-&quot;&amp;[.D38]&amp;&quot;-&quot;&amp;[.G38]&amp;[.H38]&amp;[.I38]&amp;[.J38];[.C38]&amp;&quot;-&quot;&amp;[.K38]&amp;&quot;-&quot;&amp;[.L38]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0]&amp;[.H40]&amp;[.I40]&amp;[.J40])&gt;0;[.C40]&amp;&quot;-&quot;&amp;[.D40]&amp;&quot;-&quot;&amp;[.G40]&amp;[.H40]&amp;[.I40]&amp;[.J40];[.C40]&amp;&quot;-&quot;&amp;[.K40]&amp;&quot;-&quot;&amp;[.L40]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1]&amp;[.H41]&amp;[.I41]&amp;[.J41])&gt;0;[.C41]&amp;&quot;-&quot;&amp;[.D41]&amp;&quot;-&quot;&amp;[.G41]&amp;[.H41]&amp;[.I41]&amp;[.J41];[.C41]&amp;&quot;-&quot;&amp;[.K41]&amp;&quot;-&quot;&amp;[.L41]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2]&amp;[.H42]&amp;[.I42]&amp;[.J42])&gt;0;[.C42]&amp;&quot;-&quot;&amp;[.D42]&amp;&quot;-&quot;&amp;[.G42]&amp;[.H42]&amp;[.I42]&amp;[.J42];[.C42]&amp;&quot;-&quot;&amp;[.K42]&amp;&quot;-&quot;&amp;[.L42]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3]&amp;[.H43]&amp;[.I43]&amp;[.J43])&gt;0;[.C43]&amp;&quot;-&quot;&amp;[.D43]&amp;&quot;-&quot;&amp;[.G43]&amp;[.H43]&amp;[.I43]&amp;[.J43];[.C43]&amp;&quot;-&quot;&amp;[.K43]&amp;&quot;-&quot;&amp;[.L43]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4]&amp;[.H44]&amp;[.I44]&amp;[.J44])&gt;0;[.C44]&amp;&quot;-&quot;&amp;[.D44]&amp;&quot;-&quot;&amp;[.G44]&amp;[.H44]&amp;[.I44]&amp;[.J44];[.C44]&amp;&quot;-&quot;&amp;[.K44]&amp;&quot;-&quot;&amp;[.L44]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5]&amp;[.H45]&amp;[.I45]&amp;[.J45])&gt;0;[.C45]&amp;&quot;-&quot;&amp;[.D45]&amp;&quot;-&quot;&amp;[.G45]&amp;[.H45]&amp;[.I45]&amp;[.J45];[.C45]&amp;&quot;-&quot;&amp;[.K45]&amp;&quot;-&quot;&amp;[.L45]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6]&amp;[.H46]&amp;[.I46]&amp;[.J46])&gt;0;[.C46]&amp;&quot;-&quot;&amp;[.D46]&amp;&quot;-&quot;&amp;[.G46]&amp;[.H46]&amp;[.I46]&amp;[.J46];[.C46]&amp;&quot;-&quot;&amp;[.K46]&amp;&quot;-&quot;&amp;[.L46]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7]&amp;[.H47]&amp;[.I47]&amp;[.J47])&gt;0;[.C47]&amp;&quot;-&quot;&amp;[.D47]&amp;&quot;-&quot;&amp;[.G47]&amp;[.H47]&amp;[.I47]&amp;[.J47];[.C47]&amp;&quot;-&quot;&amp;[.K47]&amp;&quot;-&quot;&amp;[.L47]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49]&amp;[.H49]&amp;[.I49]&amp;[.J49])&gt;0;[.C49]&amp;&quot;-&quot;&amp;[.D49]&amp;&quot;-&quot;&amp;[.G49]&amp;[.H49]&amp;[.I49]&amp;[.J49];[.C49]&amp;&quot;-&quot;&amp;[.K49]&amp;&quot;-&quot;&amp;[.L49]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50]&amp;[.H50]&amp;[.I50]&amp;[.J50])&gt;0;[.C50]&amp;&quot;-&quot;&amp;[.D50]&amp;&quot;-&quot;&amp;[.G50]&amp;[.H50]&amp;[.I50]&amp;[.J50];[.C50]&amp;&quot;-&quot;&amp;[.K50]&amp;&quot;-&quot;&amp;[.L50]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51]&amp;[.H51]&amp;[.I51]&amp;[.J51])&gt;0;[.C51]&amp;&quot;-&quot;&amp;[.D51]&amp;&quot;-&quot;&amp;[.G51]&amp;[.H51]&amp;[.I51]&amp;[.J51];[.C51]&amp;&quot;-&quot;&amp;[.K51]&amp;&quot;-&quot;&amp;[.L51]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52]&amp;[.H52]&amp;[.I52]&amp;[.J52])&gt;0;[.C52]&amp;&quot;-&quot;&amp;[.D52]&amp;&quot;-&quot;&amp;[.G52]&amp;[.H52]&amp;[.I52]&amp;[.J52];[.C52]&amp;&quot;-&quot;&amp;[.K52]&amp;&quot;-&quot;&amp;[.L52]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53]&amp;[.H53]&amp;[.I53]&amp;[.J53])&gt;0;[.C53]&amp;&quot;-&quot;&amp;[.D53]&amp;&quot;-&quot;&amp;[.G53]&amp;[.H53]&amp;[.I53]&amp;[.J53];[.C53]&amp;&quot;-&quot;&amp;[.K53]&amp;&quot;-&quot;&amp;[.L53]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55]&amp;[.H55]&amp;[.I55]&amp;[.J55])&gt;0;[.C55]&amp;&quot;-&quot;&amp;[.D55]&amp;&quot;-&quot;&amp;[.G55]&amp;[.H55]&amp;[.I55]&amp;[.J55];[.C55]&amp;&quot;-&quot;&amp;[.K55]&amp;&quot;-&quot;&amp;[.L55]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56]&amp;[.H56]&amp;[.I56]&amp;[.J56])&gt;0;[.C56]&amp;&quot;-&quot;&amp;[.D56]&amp;&quot;-&quot;&amp;[.G56]&amp;[.H56]&amp;[.I56]&amp;[.J56];[.C56]&amp;&quot;-&quot;&amp;[.K56]&amp;&quot;-&quot;&amp;[.L56]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58]&amp;[.H58]&amp;[.I58]&amp;[.J58])&gt;0;[.C58]&amp;&quot;-&quot;&amp;[.D58]&amp;&quot;-&quot;&amp;[.G58]&amp;[.H58]&amp;[.I58]&amp;[.J58];[.C58]&amp;&quot;-&quot;&amp;[.K58]&amp;&quot;-&quot;&amp;[.L58]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59]&amp;[.H59]&amp;[.I59]&amp;[.J59])&gt;0;[.C59]&amp;&quot;-&quot;&amp;[.D59]&amp;&quot;-&quot;&amp;[.G59]&amp;[.H59]&amp;[.I59]&amp;[.J59];[.C59]&amp;&quot;-&quot;&amp;[.K59]&amp;&quot;-&quot;&amp;[.L59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80" office:value-type="string">
            <text:p>Value</text:p>
          </table:table-cell>
          <table:table-cell table:style-name="ce80" office:value-type="string">
            <text:p>Variables</text:p>
          </table:table-cell>
          <table:table-cell table:style-name="ce80" office:value-type="string">
            <text:p>numSticks + 1</text:p>
          </table:table-cell>
          <table:table-cell table:style-name="ce85"/>
          <table:table-cell table:style-name="ce85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formula="of:=IF(LEN([.G60]&amp;[.H60]&amp;[.I60]&amp;[.J60])&gt;0;[.C60]&amp;&quot;-&quot;&amp;[.D60]&amp;&quot;-&quot;&amp;[.G60]&amp;[.H60]&amp;[.I60]&amp;[.J60];[.C60]&amp;&quot;-&quot;&amp;[.K60]&amp;&quot;-&quot;&amp;[.L60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Value</text:p>
          </table:table-cell>
          <table:table-cell table:style-name="ce80" office:value-type="string">
            <text:p>Variables</text:p>
          </table:table-cell>
          <table:table-cell table:style-name="ce80" office:value-type="string">
            <text:p>numSticks + 1</text:p>
          </table:table-cell>
          <table:table-cell table:style-name="ce85"/>
          <table:table-cell table:style-name="ce85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formula="of:=IF(LEN([.G61]&amp;[.H61]&amp;[.I61]&amp;[.J61])&gt;0;[.C61]&amp;&quot;-&quot;&amp;[.D61]&amp;&quot;-&quot;&amp;[.G61]&amp;[.H61]&amp;[.I61]&amp;[.J61];[.C61]&amp;&quot;-&quot;&amp;[.K61]&amp;&quot;-&quot;&amp;[.L61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2]&amp;[.H62]&amp;[.I62]&amp;[.J62])&gt;0;[.C62]&amp;&quot;-&quot;&amp;[.D62]&amp;&quot;-&quot;&amp;[.G62]&amp;[.H62]&amp;[.I62]&amp;[.J62];[.C62]&amp;&quot;-&quot;&amp;[.K62]&amp;&quot;-&quot;&amp;[.L62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3]&amp;[.H63]&amp;[.I63]&amp;[.J63])&gt;0;[.C63]&amp;&quot;-&quot;&amp;[.D63]&amp;&quot;-&quot;&amp;[.G63]&amp;[.H63]&amp;[.I63]&amp;[.J63];[.C63]&amp;&quot;-&quot;&amp;[.K63]&amp;&quot;-&quot;&amp;[.L63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4]&amp;[.H64]&amp;[.I64]&amp;[.J64])&gt;0;[.C64]&amp;&quot;-&quot;&amp;[.D64]&amp;&quot;-&quot;&amp;[.G64]&amp;[.H64]&amp;[.I64]&amp;[.J64];[.C64]&amp;&quot;-&quot;&amp;[.K64]&amp;&quot;-&quot;&amp;[.L64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5]&amp;[.H65]&amp;[.I65]&amp;[.J65])&gt;0;[.C65]&amp;&quot;-&quot;&amp;[.D65]&amp;&quot;-&quot;&amp;[.G65]&amp;[.H65]&amp;[.I65]&amp;[.J65];[.C65]&amp;&quot;-&quot;&amp;[.K65]&amp;&quot;-&quot;&amp;[.L65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K66]&amp;&quot;-&quot;&amp;[.L66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K67]&amp;&quot;-&quot;&amp;[.L67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8]&amp;[.H68]&amp;[.I68]&amp;[.J68])&gt;0;[.C68]&amp;&quot;-&quot;&amp;[.D68]&amp;&quot;-&quot;&amp;[.G68]&amp;[.H68]&amp;[.I68]&amp;[.J68];[.C68]&amp;&quot;-&quot;&amp;[.K68]&amp;&quot;-&quot;&amp;[.L68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9]&amp;[.H69]&amp;[.I69]&amp;[.J69])&gt;0;[.C69]&amp;&quot;-&quot;&amp;[.D69]&amp;&quot;-&quot;&amp;[.G69]&amp;[.H69]&amp;[.I69]&amp;[.J69];[.C69]&amp;&quot;-&quot;&amp;[.K69]&amp;&quot;-&quot;&amp;[.L69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0" table:number-columns-repeated="3"/>
          <table:table-cell table:style-name="ce85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2~,~9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3~,~9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4~,~9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5~,~9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6~,~9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7~,~9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76]&amp;[.H76]&amp;[.I76]&amp;[.J76])&gt;0;[.C76]&amp;&quot;-&quot;&amp;[.D76]&amp;&quot;-&quot;&amp;[.G76]&amp;[.H76]&amp;[.I76]&amp;[.J76];[.C76]&amp;&quot;-&quot;&amp;[.K76]&amp;&quot;-&quot;&amp;[.L76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77]&amp;[.H77]&amp;[.I77]&amp;[.J77])&gt;0;[.C77]&amp;&quot;-&quot;&amp;[.D77]&amp;&quot;-&quot;&amp;[.G77]&amp;[.H77]&amp;[.I77]&amp;[.J77];[.C77]&amp;&quot;-&quot;&amp;[.K77]&amp;&quot;-&quot;&amp;[.L77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6~,~1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5~,~1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4~,~1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3~,~1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82]&amp;[.H82]&amp;[.I82]&amp;[.J82])&gt;0;[.C82]&amp;&quot;-&quot;&amp;[.D82]&amp;&quot;-&quot;&amp;[.G82]&amp;[.H82]&amp;[.I82]&amp;[.J82];[.C82]&amp;&quot;-&quot;&amp;[.K82]&amp;&quot;-&quot;&amp;[.L82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83]&amp;[.H83]&amp;[.I83]&amp;[.J83])&gt;0;[.C83]&amp;&quot;-&quot;&amp;[.D83]&amp;&quot;-&quot;&amp;[.G83]&amp;[.H83]&amp;[.I83]&amp;[.J83];[.C83]&amp;&quot;-&quot;&amp;[.K83]&amp;&quot;-&quot;&amp;[.L83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84]&amp;[.H84]&amp;[.I84]&amp;[.J84])&gt;0;[.C84]&amp;&quot;-&quot;&amp;[.D84]&amp;&quot;-&quot;&amp;[.G84]&amp;[.H84]&amp;[.I84]&amp;[.J84];[.C84]&amp;&quot;-&quot;&amp;[.K84]&amp;&quot;-&quot;&amp;[.L84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2~,~1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1~,~1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86]&amp;[.H86]&amp;[.I86]&amp;[.J86])&gt;0;[.C86]&amp;&quot;-&quot;&amp;[.D86]&amp;&quot;-&quot;&amp;[.G86]&amp;[.H86]&amp;[.I86]&amp;[.J86];[.C86]&amp;&quot;-&quot;&amp;[.K86]&amp;&quot;-&quot;&amp;[.L86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80" table:number-columns-repeated="3"/>
          <table:table-cell table:style-name="ce85"/>
          <table:table-cell table:style-name="ce85" office:value-type="string">
            <text:p>DEFAUL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formula="of:=IF(LEN([.G87]&amp;[.H87]&amp;[.I87]&amp;[.J87])&gt;0;[.C87]&amp;&quot;-&quot;&amp;[.D87]&amp;&quot;-&quot;&amp;[.G87]&amp;[.H87]&amp;[.I87]&amp;[.J87];[.C87]&amp;&quot;-&quot;&amp;[.K87]&amp;&quot;-&quot;&amp;[.L87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0" office:value-type="string">
            <text:p>Value</text:p>
          </table:table-cell>
          <table:table-cell table:style-name="ce80" office:value-type="string">
            <text:p>Variables</text:p>
          </table:table-cell>
          <table:table-cell table:style-name="ce80" office:value-type="string">
            <text:p>lost</text:p>
          </table:table-cell>
          <table:table-cell table:style-name="ce85"/>
          <table:table-cell table:style-name="ce85" office:value-type="string">
            <text:p>teamState</text:p>
          </table:table-cell>
          <table:table-cell table:number-columns-repeated="1002"/>
        </table:table-row>
        <table:table-row table:style-name="ro3">
          <table:table-cell table:formula="of:=IF(LEN([.G88]&amp;[.H88]&amp;[.I88]&amp;[.J88])&gt;0;[.C88]&amp;&quot;-&quot;&amp;[.D88]&amp;&quot;-&quot;&amp;[.G88]&amp;[.H88]&amp;[.I88]&amp;[.J88];[.C88]&amp;&quot;-&quot;&amp;[.K88]&amp;&quot;-&quot;&amp;[.L88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Visible</text:p>
          </table:table-cell>
          <table:table-cell table:style-name="ce80" office:value-type="string">
            <text:p>Characters</text:p>
          </table:table-cell>
          <table:table-cell table:style-name="ce80" office:value-type="float" office:value="1">
            <text:p>1</text:p>
          </table:table-cell>
          <table:table-cell table:style-name="ce85"/>
          <table:table-cell table:style-name="ce85" office:value-type="string">
            <text:p>queen</text:p>
          </table:table-cell>
          <table:table-cell table:number-columns-repeated="1002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0" office:value-type="string">
            <text:p>Scene_ID~,~Screen_X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forest-05~,~10</text:p>
          </table:table-cell>
          <table:table-cell table:style-name="ce85"/>
          <table:table-cell table:style-name="ce85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90]&amp;[.H90]&amp;[.I90]&amp;[.J90])&gt;0;[.C90]&amp;&quot;-&quot;&amp;[.D90]&amp;&quot;-&quot;&amp;[.G90]&amp;[.H90]&amp;[.I90]&amp;[.J90];[.C90]&amp;&quot;-&quot;&amp;[.K90]&amp;&quot;-&quot;&amp;[.L90]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91]&amp;[.H91]&amp;[.I91]&amp;[.J91])&gt;0;[.C91]&amp;&quot;-&quot;&amp;[.D91]&amp;&quot;-&quot;&amp;[.G91]&amp;[.H91]&amp;[.I91]&amp;[.J91];[.C91]&amp;&quot;-&quot;&amp;[.K91]&amp;&quot;-&quot;&amp;[.L91]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93]&amp;[.H93]&amp;[.I93]&amp;[.J93])&gt;0;[.C93]&amp;&quot;-&quot;&amp;[.D93]&amp;&quot;-&quot;&amp;[.G93]&amp;[.H93]&amp;[.I93]&amp;[.J93];[.C93]&amp;&quot;-&quot;&amp;[.K93]&amp;&quot;-&quot;&amp;[.L93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94]&amp;[.H94]&amp;[.I94]&amp;[.J94])&gt;0;[.C94]&amp;&quot;-&quot;&amp;[.D94]&amp;&quot;-&quot;&amp;[.G94]&amp;[.H94]&amp;[.I94]&amp;[.J94];[.C94]&amp;&quot;-&quot;&amp;[.K94]&amp;&quot;-&quot;&amp;[.L94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95]&amp;[.H95]&amp;[.I95]&amp;[.J95])&gt;0;[.C95]&amp;&quot;-&quot;&amp;[.D95]&amp;&quot;-&quot;&amp;[.G95]&amp;[.H95]&amp;[.I95]&amp;[.J95];[.C95]&amp;&quot;-&quot;&amp;[.K95]&amp;&quot;-&quot;&amp;[.L95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96]&amp;[.H96]&amp;[.I96]&amp;[.J96])&gt;0;[.C96]&amp;&quot;-&quot;&amp;[.D96]&amp;&quot;-&quot;&amp;[.G96]&amp;[.H96]&amp;[.I96]&amp;[.J96];[.C96]&amp;&quot;-&quot;&amp;[.K96]&amp;&quot;-&quot;&amp;[.L96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97]&amp;[.H97]&amp;[.I97]&amp;[.J97])&gt;0;[.C97]&amp;&quot;-&quot;&amp;[.D97]&amp;&quot;-&quot;&amp;[.G97]&amp;[.H97]&amp;[.I97]&amp;[.J97];[.C97]&amp;&quot;-&quot;&amp;[.K97]&amp;&quot;-&quot;&amp;[.L97]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98]&amp;[.H98]&amp;[.I98]&amp;[.J98])&gt;0;[.C98]&amp;&quot;-&quot;&amp;[.D98]&amp;&quot;-&quot;&amp;[.G98]&amp;[.H98]&amp;[.I98]&amp;[.J98];[.C98]&amp;&quot;-&quot;&amp;[.K98]&amp;&quot;-&quot;&amp;[.L98]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99]&amp;[.H99]&amp;[.I99]&amp;[.J99])&gt;0;[.C99]&amp;&quot;-&quot;&amp;[.D99]&amp;&quot;-&quot;&amp;[.G99]&amp;[.H99]&amp;[.I99]&amp;[.J99];[.C99]&amp;&quot;-&quot;&amp;[.K99]&amp;&quot;-&quot;&amp;[.L99]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00]&amp;[.H100]&amp;[.I100]&amp;[.J100])&gt;0;[.C100]&amp;&quot;-&quot;&amp;[.D100]&amp;&quot;-&quot;&amp;[.G100]&amp;[.H100]&amp;[.I100]&amp;[.J100];[.C100]&amp;&quot;-&quot;&amp;[.K100]&amp;&quot;-&quot;&amp;[.L100]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01]&amp;[.H101]&amp;[.I101]&amp;[.J101])&gt;0;[.C101]&amp;&quot;-&quot;&amp;[.D101]&amp;&quot;-&quot;&amp;[.G101]&amp;[.H101]&amp;[.I101]&amp;[.J101];[.C101]&amp;&quot;-&quot;&amp;[.K101]&amp;&quot;-&quot;&amp;[.L101]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02]&amp;[.H102]&amp;[.I102]&amp;[.J102])&gt;0;[.C102]&amp;&quot;-&quot;&amp;[.D102]&amp;&quot;-&quot;&amp;[.G102]&amp;[.H102]&amp;[.I102]&amp;[.J102];[.C102]&amp;&quot;-&quot;&amp;[.K102]&amp;&quot;-&quot;&amp;[.L102]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03]&amp;[.H103]&amp;[.I103]&amp;[.J103])&gt;0;[.C103]&amp;&quot;-&quot;&amp;[.D103]&amp;&quot;-&quot;&amp;[.G103]&amp;[.H103]&amp;[.I103]&amp;[.J103];[.C103]&amp;&quot;-&quot;&amp;[.K103]&amp;&quot;-&quot;&amp;[.L103]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1]&amp;[.H111]&amp;[.I111]&amp;[.J111])&gt;0;[.C111]&amp;&quot;-&quot;&amp;[.D111]&amp;&quot;-&quot;&amp;[.G111]&amp;[.H111]&amp;[.I111]&amp;[.J111];[.C111]&amp;&quot;-&quot;&amp;[.K111]&amp;&quot;-&quot;&amp;[.L111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2]&amp;[.H112]&amp;[.I112]&amp;[.J112])&gt;0;[.C112]&amp;&quot;-&quot;&amp;[.D112]&amp;&quot;-&quot;&amp;[.G112]&amp;[.H112]&amp;[.I112]&amp;[.J112];[.C112]&amp;&quot;-&quot;&amp;[.K112]&amp;&quot;-&quot;&amp;[.L112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3]&amp;[.H113]&amp;[.I113]&amp;[.J113])&gt;0;[.C113]&amp;&quot;-&quot;&amp;[.D113]&amp;&quot;-&quot;&amp;[.G113]&amp;[.H113]&amp;[.I113]&amp;[.J113];[.C113]&amp;&quot;-&quot;&amp;[.K113]&amp;&quot;-&quot;&amp;[.L113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4]&amp;[.H114]&amp;[.I114]&amp;[.J114])&gt;0;[.C114]&amp;&quot;-&quot;&amp;[.D114]&amp;&quot;-&quot;&amp;[.G114]&amp;[.H114]&amp;[.I114]&amp;[.J114];[.C114]&amp;&quot;-&quot;&amp;[.K114]&amp;&quot;-&quot;&amp;[.L114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5]&amp;[.H115]&amp;[.I115]&amp;[.J115])&gt;0;[.C115]&amp;&quot;-&quot;&amp;[.D115]&amp;&quot;-&quot;&amp;[.G115]&amp;[.H115]&amp;[.I115]&amp;[.J115];[.C115]&amp;&quot;-&quot;&amp;[.K115]&amp;&quot;-&quot;&amp;[.L115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6]&amp;[.H116]&amp;[.I116]&amp;[.J116])&gt;0;[.C116]&amp;&quot;-&quot;&amp;[.D116]&amp;&quot;-&quot;&amp;[.G116]&amp;[.H116]&amp;[.I116]&amp;[.J116];[.C116]&amp;&quot;-&quot;&amp;[.K116]&amp;&quot;-&quot;&amp;[.L116]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7]&amp;[.H117]&amp;[.I117]&amp;[.J117])&gt;0;[.C117]&amp;&quot;-&quot;&amp;[.D117]&amp;&quot;-&quot;&amp;[.G117]&amp;[.H117]&amp;[.I117]&amp;[.J117];[.C117]&amp;&quot;-&quot;&amp;[.K117]&amp;&quot;-&quot;&amp;[.L117]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8]&amp;[.H118]&amp;[.I118]&amp;[.J118])&gt;0;[.C118]&amp;&quot;-&quot;&amp;[.D118]&amp;&quot;-&quot;&amp;[.G118]&amp;[.H118]&amp;[.I118]&amp;[.J118];[.C118]&amp;&quot;-&quot;&amp;[.K118]&amp;&quot;-&quot;&amp;[.L118]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19]&amp;[.H119]&amp;[.I119]&amp;[.J119])&gt;0;[.C119]&amp;&quot;-&quot;&amp;[.D119]&amp;&quot;-&quot;&amp;[.G119]&amp;[.H119]&amp;[.I119]&amp;[.J119];[.C119]&amp;&quot;-&quot;&amp;[.K119]&amp;&quot;-&quot;&amp;[.L119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0]&amp;[.H120]&amp;[.I120]&amp;[.J120])&gt;0;[.C120]&amp;&quot;-&quot;&amp;[.D120]&amp;&quot;-&quot;&amp;[.G120]&amp;[.H120]&amp;[.I120]&amp;[.J120];[.C120]&amp;&quot;-&quot;&amp;[.K120]&amp;&quot;-&quot;&amp;[.L120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1]&amp;[.H121]&amp;[.I121]&amp;[.J121])&gt;0;[.C121]&amp;&quot;-&quot;&amp;[.D121]&amp;&quot;-&quot;&amp;[.G121]&amp;[.H121]&amp;[.I121]&amp;[.J121];[.C121]&amp;&quot;-&quot;&amp;[.K121]&amp;&quot;-&quot;&amp;[.L121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2]&amp;[.H122]&amp;[.I122]&amp;[.J122])&gt;0;[.C122]&amp;&quot;-&quot;&amp;[.D122]&amp;&quot;-&quot;&amp;[.G122]&amp;[.H122]&amp;[.I122]&amp;[.J122];[.C122]&amp;&quot;-&quot;&amp;[.K122]&amp;&quot;-&quot;&amp;[.L122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3]&amp;[.H123]&amp;[.I123]&amp;[.J123])&gt;0;[.C123]&amp;&quot;-&quot;&amp;[.D123]&amp;&quot;-&quot;&amp;[.G123]&amp;[.H123]&amp;[.I123]&amp;[.J123];[.C123]&amp;&quot;-&quot;&amp;[.K123]&amp;&quot;-&quot;&amp;[.L123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4]&amp;[.H124]&amp;[.I124]&amp;[.J124])&gt;0;[.C124]&amp;&quot;-&quot;&amp;[.D124]&amp;&quot;-&quot;&amp;[.G124]&amp;[.H124]&amp;[.I124]&amp;[.J124];[.C124]&amp;&quot;-&quot;&amp;[.K124]&amp;&quot;-&quot;&amp;[.L124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5]&amp;[.H125]&amp;[.I125]&amp;[.J125])&gt;0;[.C125]&amp;&quot;-&quot;&amp;[.D125]&amp;&quot;-&quot;&amp;[.G125]&amp;[.H125]&amp;[.I125]&amp;[.J125];[.C125]&amp;&quot;-&quot;&amp;[.K125]&amp;&quot;-&quot;&amp;[.L125])" office:value-type="string" office:string-value="DEFAULT-use-lindsaystick">
            <text:p>DEFAULT-use-lindsa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" office:value-type="string" office:string-value="DEFAULT-use-johnnystick">
            <text:p>DEFAULT-use-johnn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7]&amp;[.H127]&amp;[.I127]&amp;[.J127])&gt;0;[.C127]&amp;&quot;-&quot;&amp;[.D127]&amp;&quot;-&quot;&amp;[.G127]&amp;[.H127]&amp;[.I127]&amp;[.J127];[.C127]&amp;&quot;-&quot;&amp;[.K127]&amp;&quot;-&quot;&amp;[.L127])" office:value-type="string" office:string-value="DEFAULT-use-sarahstick">
            <text:p>DEFAULT-use-sarah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8]&amp;[.H128]&amp;[.I128]&amp;[.J128])&gt;0;[.C128]&amp;&quot;-&quot;&amp;[.D128]&amp;&quot;-&quot;&amp;[.G128]&amp;[.H128]&amp;[.I128]&amp;[.J128];[.C128]&amp;&quot;-&quot;&amp;[.K128]&amp;&quot;-&quot;&amp;[.L128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29]&amp;[.H129]&amp;[.I129]&amp;[.J129])&gt;0;[.C129]&amp;&quot;-&quot;&amp;[.D129]&amp;&quot;-&quot;&amp;[.G129]&amp;[.H129]&amp;[.I129]&amp;[.J129];[.C129]&amp;&quot;-&quot;&amp;[.K129]&amp;&quot;-&quot;&amp;[.L129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!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30]&amp;[.H130]&amp;[.I130]&amp;[.J130])&gt;0;[.C130]&amp;&quot;-&quot;&amp;[.D130]&amp;&quot;-&quot;&amp;[.G130]&amp;[.H130]&amp;[.I130]&amp;[.J130];[.C130]&amp;&quot;-&quot;&amp;[.K130]&amp;&quot;-&quot;&amp;[.L130]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31]&amp;[.H131]&amp;[.I131]&amp;[.J131])&gt;0;[.C131]&amp;&quot;-&quot;&amp;[.D131]&amp;&quot;-&quot;&amp;[.G131]&amp;[.H131]&amp;[.I131]&amp;[.J131];[.C131]&amp;&quot;-&quot;&amp;[.K131]&amp;&quot;-&quot;&amp;[.L131]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32]&amp;[.H132]&amp;[.I132]&amp;[.J132])&gt;0;[.C132]&amp;&quot;-&quot;&amp;[.D132]&amp;&quot;-&quot;&amp;[.G132]&amp;[.H132]&amp;[.I132]&amp;[.J132];[.C132]&amp;&quot;-&quot;&amp;[.K132]&amp;&quot;-&quot;&amp;[.L132]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33]&amp;[.H133]&amp;[.I133]&amp;[.J133])&gt;0;[.C133]&amp;&quot;-&quot;&amp;[.D133]&amp;&quot;-&quot;&amp;[.G133]&amp;[.H133]&amp;[.I133]&amp;[.J133];[.C133]&amp;&quot;-&quot;&amp;[.K133]&amp;&quot;-&quot;&amp;[.L133]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34]&amp;[.H134]&amp;[.I134]&amp;[.J134])&gt;0;[.C134]&amp;&quot;-&quot;&amp;[.D134]&amp;&quot;-&quot;&amp;[.G134]&amp;[.H134]&amp;[.I134]&amp;[.J134];[.C134]&amp;&quot;-&quot;&amp;[.K134]&amp;&quot;-&quot;&amp;[.L134]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35]&amp;[.H135]&amp;[.I135]&amp;[.J135])&gt;0;[.C135]&amp;&quot;-&quot;&amp;[.D135]&amp;&quot;-&quot;&amp;[.G135]&amp;[.H135]&amp;[.I135]&amp;[.J135];[.C135]&amp;&quot;-&quot;&amp;[.K135]&amp;&quot;-&quot;&amp;[.L135]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36]&amp;[.H136]&amp;[.I136]&amp;[.J136])&gt;0;[.C136]&amp;&quot;-&quot;&amp;[.D136]&amp;&quot;-&quot;&amp;[.G136]&amp;[.H136]&amp;[.I136]&amp;[.J136];[.C136]&amp;&quot;-&quot;&amp;[.K136]&amp;&quot;-&quot;&amp;[.L136]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44]&amp;[.H144]&amp;[.I144]&amp;[.J144])&gt;0;[.C144]&amp;&quot;-&quot;&amp;[.D144]&amp;&quot;-&quot;&amp;[.G144]&amp;[.H144]&amp;[.I144]&amp;[.J144];[.C144]&amp;&quot;-&quot;&amp;[.K144]&amp;&quot;-&quot;&amp;[.L144]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45]&amp;[.H145]&amp;[.I145]&amp;[.J145])&gt;0;[.C145]&amp;&quot;-&quot;&amp;[.D145]&amp;&quot;-&quot;&amp;[.G145]&amp;[.H145]&amp;[.I145]&amp;[.J145];[.C145]&amp;&quot;-&quot;&amp;[.K145]&amp;&quot;-&quot;&amp;[.L145]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46]&amp;[.H146]&amp;[.I146]&amp;[.J146])&gt;0;[.C146]&amp;&quot;-&quot;&amp;[.D146]&amp;&quot;-&quot;&amp;[.G146]&amp;[.H146]&amp;[.I146]&amp;[.J146];[.C146]&amp;&quot;-&quot;&amp;[.K146]&amp;&quot;-&quot;&amp;[.L146]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47]&amp;[.H147]&amp;[.I147]&amp;[.J147])&gt;0;[.C147]&amp;&quot;-&quot;&amp;[.D147]&amp;&quot;-&quot;&amp;[.G147]&amp;[.H147]&amp;[.I147]&amp;[.J147];[.C147]&amp;&quot;-&quot;&amp;[.K147]&amp;&quot;-&quot;&amp;[.L147]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48]&amp;[.H148]&amp;[.I148]&amp;[.J148])&gt;0;[.C148]&amp;&quot;-&quot;&amp;[.D148]&amp;&quot;-&quot;&amp;[.G148]&amp;[.H148]&amp;[.I148]&amp;[.J148];[.C148]&amp;&quot;-&quot;&amp;[.K148]&amp;&quot;-&quot;&amp;[.L148]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49]&amp;[.H149]&amp;[.I149]&amp;[.J149])&gt;0;[.C149]&amp;&quot;-&quot;&amp;[.D149]&amp;&quot;-&quot;&amp;[.G149]&amp;[.H149]&amp;[.I149]&amp;[.J149];[.C149]&amp;&quot;-&quot;&amp;[.K149]&amp;&quot;-&quot;&amp;[.L149]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0]&amp;[.H150]&amp;[.I150]&amp;[.J150])&gt;0;[.C150]&amp;&quot;-&quot;&amp;[.D150]&amp;&quot;-&quot;&amp;[.G150]&amp;[.H150]&amp;[.I150]&amp;[.J150];[.C150]&amp;&quot;-&quot;&amp;[.K150]&amp;&quot;-&quot;&amp;[.L150]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1]&amp;[.H151]&amp;[.I151]&amp;[.J151])&gt;0;[.C151]&amp;&quot;-&quot;&amp;[.D151]&amp;&quot;-&quot;&amp;[.G151]&amp;[.H151]&amp;[.I151]&amp;[.J151];[.C151]&amp;&quot;-&quot;&amp;[.K151]&amp;&quot;-&quot;&amp;[.L151]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2]&amp;[.H152]&amp;[.I152]&amp;[.J152])&gt;0;[.C152]&amp;&quot;-&quot;&amp;[.D152]&amp;&quot;-&quot;&amp;[.G152]&amp;[.H152]&amp;[.I152]&amp;[.J152];[.C152]&amp;&quot;-&quot;&amp;[.K152]&amp;&quot;-&quot;&amp;[.L152]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3]&amp;[.H153]&amp;[.I153]&amp;[.J153])&gt;0;[.C153]&amp;&quot;-&quot;&amp;[.D153]&amp;&quot;-&quot;&amp;[.G153]&amp;[.H153]&amp;[.I153]&amp;[.J153];[.C153]&amp;&quot;-&quot;&amp;[.K153]&amp;&quot;-&quot;&amp;[.L153]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4]&amp;[.H154]&amp;[.I154]&amp;[.J154])&gt;0;[.C154]&amp;&quot;-&quot;&amp;[.D154]&amp;&quot;-&quot;&amp;[.G154]&amp;[.H154]&amp;[.I154]&amp;[.J154];[.C154]&amp;&quot;-&quot;&amp;[.K154]&amp;&quot;-&quot;&amp;[.L154]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5]&amp;[.H155]&amp;[.I155]&amp;[.J155])&gt;0;[.C155]&amp;&quot;-&quot;&amp;[.D155]&amp;&quot;-&quot;&amp;[.G155]&amp;[.H155]&amp;[.I155]&amp;[.J155];[.C155]&amp;&quot;-&quot;&amp;[.K155]&amp;&quot;-&quot;&amp;[.L155]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6]&amp;[.H156]&amp;[.I156]&amp;[.J156])&gt;0;[.C156]&amp;&quot;-&quot;&amp;[.D156]&amp;&quot;-&quot;&amp;[.G156]&amp;[.H156]&amp;[.I156]&amp;[.J156];[.C156]&amp;&quot;-&quot;&amp;[.K156]&amp;&quot;-&quot;&amp;[.L156]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7]&amp;[.H157]&amp;[.I157]&amp;[.J157])&gt;0;[.C157]&amp;&quot;-&quot;&amp;[.D157]&amp;&quot;-&quot;&amp;[.G157]&amp;[.H157]&amp;[.I157]&amp;[.J157];[.C157]&amp;&quot;-&quot;&amp;[.K157]&amp;&quot;-&quot;&amp;[.L157]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8]&amp;[.H158]&amp;[.I158]&amp;[.J158])&gt;0;[.C158]&amp;&quot;-&quot;&amp;[.D158]&amp;&quot;-&quot;&amp;[.G158]&amp;[.H158]&amp;[.I158]&amp;[.J158];[.C158]&amp;&quot;-&quot;&amp;[.K158]&amp;&quot;-&quot;&amp;[.L158]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59]&amp;[.H159]&amp;[.I159]&amp;[.J159])&gt;0;[.C159]&amp;&quot;-&quot;&amp;[.D159]&amp;&quot;-&quot;&amp;[.G159]&amp;[.H159]&amp;[.I159]&amp;[.J159];[.C159]&amp;&quot;-&quot;&amp;[.K159]&amp;&quot;-&quot;&amp;[.L159]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60]&amp;[.H160]&amp;[.I160]&amp;[.J160])&gt;0;[.C160]&amp;&quot;-&quot;&amp;[.D160]&amp;&quot;-&quot;&amp;[.G160]&amp;[.H160]&amp;[.I160]&amp;[.J160];[.C160]&amp;&quot;-&quot;&amp;[.K160]&amp;&quot;-&quot;&amp;[.L160]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61]&amp;[.H161]&amp;[.I161]&amp;[.J161])&gt;0;[.C161]&amp;&quot;-&quot;&amp;[.D161]&amp;&quot;-&quot;&amp;[.G161]&amp;[.H161]&amp;[.I161]&amp;[.J161];[.C161]&amp;&quot;-&quot;&amp;[.K161]&amp;&quot;-&quot;&amp;[.L161]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62]&amp;[.H162]&amp;[.I162]&amp;[.J162])&gt;0;[.C162]&amp;&quot;-&quot;&amp;[.D162]&amp;&quot;-&quot;&amp;[.G162]&amp;[.H162]&amp;[.I162]&amp;[.J162];[.C162]&amp;&quot;-&quot;&amp;[.K162]&amp;&quot;-&quot;&amp;[.L162]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63]&amp;[.H163]&amp;[.I163]&amp;[.J163])&gt;0;[.C163]&amp;&quot;-&quot;&amp;[.D163]&amp;&quot;-&quot;&amp;[.G163]&amp;[.H163]&amp;[.I163]&amp;[.J163];[.C163]&amp;&quot;-&quot;&amp;[.K163]&amp;&quot;-&quot;&amp;[.L163]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64]&amp;[.H164]&amp;[.I164]&amp;[.J164])&gt;0;[.C164]&amp;&quot;-&quot;&amp;[.D164]&amp;&quot;-&quot;&amp;[.G164]&amp;[.H164]&amp;[.I164]&amp;[.J164];[.C164]&amp;&quot;-&quot;&amp;[.K164]&amp;&quot;-&quot;&amp;[.L164]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72]&amp;[.H172]&amp;[.I172]&amp;[.J172])&gt;0;[.C172]&amp;&quot;-&quot;&amp;[.D172]&amp;&quot;-&quot;&amp;[.G172]&amp;[.H172]&amp;[.I172]&amp;[.J172];[.C172]&amp;&quot;-&quot;&amp;[.K172]&amp;&quot;-&quot;&amp;[.L172]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73]&amp;[.H173]&amp;[.I173]&amp;[.J173])&gt;0;[.C173]&amp;&quot;-&quot;&amp;[.D173]&amp;&quot;-&quot;&amp;[.G173]&amp;[.H173]&amp;[.I173]&amp;[.J173];[.C173]&amp;&quot;-&quot;&amp;[.K173]&amp;&quot;-&quot;&amp;[.L173]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74]&amp;[.H174]&amp;[.I174]&amp;[.J174])&gt;0;[.C174]&amp;&quot;-&quot;&amp;[.D174]&amp;&quot;-&quot;&amp;[.G174]&amp;[.H174]&amp;[.I174]&amp;[.J174];[.C174]&amp;&quot;-&quot;&amp;[.K174]&amp;&quot;-&quot;&amp;[.L174]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75]&amp;[.H175]&amp;[.I175]&amp;[.J175])&gt;0;[.C175]&amp;&quot;-&quot;&amp;[.D175]&amp;&quot;-&quot;&amp;[.G175]&amp;[.H175]&amp;[.I175]&amp;[.J175];[.C175]&amp;&quot;-&quot;&amp;[.K175]&amp;&quot;-&quot;&amp;[.L175]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76]&amp;[.H176]&amp;[.I176]&amp;[.J176])&gt;0;[.C176]&amp;&quot;-&quot;&amp;[.D176]&amp;&quot;-&quot;&amp;[.G176]&amp;[.H176]&amp;[.I176]&amp;[.J176];[.C176]&amp;&quot;-&quot;&amp;[.K176]&amp;&quot;-&quot;&amp;[.L176]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77]&amp;[.H177]&amp;[.I177]&amp;[.J177])&gt;0;[.C177]&amp;&quot;-&quot;&amp;[.D177]&amp;&quot;-&quot;&amp;[.G177]&amp;[.H177]&amp;[.I177]&amp;[.J177];[.C177]&amp;&quot;-&quot;&amp;[.K177]&amp;&quot;-&quot;&amp;[.L177]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78]&amp;[.H178]&amp;[.I178]&amp;[.J178])&gt;0;[.C178]&amp;&quot;-&quot;&amp;[.D178]&amp;&quot;-&quot;&amp;[.G178]&amp;[.H178]&amp;[.I178]&amp;[.J178];[.C178]&amp;&quot;-&quot;&amp;[.K178]&amp;&quot;-&quot;&amp;[.L178]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79]&amp;[.H179]&amp;[.I179]&amp;[.J179])&gt;0;[.C179]&amp;&quot;-&quot;&amp;[.D179]&amp;&quot;-&quot;&amp;[.G179]&amp;[.H179]&amp;[.I179]&amp;[.J179];[.C179]&amp;&quot;-&quot;&amp;[.K179]&amp;&quot;-&quot;&amp;[.L179]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80]&amp;[.H180]&amp;[.I180]&amp;[.J180])&gt;0;[.C180]&amp;&quot;-&quot;&amp;[.D180]&amp;&quot;-&quot;&amp;[.G180]&amp;[.H180]&amp;[.I180]&amp;[.J180];[.C180]&amp;&quot;-&quot;&amp;[.K180]&amp;&quot;-&quot;&amp;[.L180]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81]&amp;[.H181]&amp;[.I181]&amp;[.J181])&gt;0;[.C181]&amp;&quot;-&quot;&amp;[.D181]&amp;&quot;-&quot;&amp;[.G181]&amp;[.H181]&amp;[.I181]&amp;[.J181];[.C181]&amp;&quot;-&quot;&amp;[.K181]&amp;&quot;-&quot;&amp;[.L181]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82]&amp;[.H182]&amp;[.I182]&amp;[.J182])&gt;0;[.C182]&amp;&quot;-&quot;&amp;[.D182]&amp;&quot;-&quot;&amp;[.G182]&amp;[.H182]&amp;[.I182]&amp;[.J182];[.C182]&amp;&quot;-&quot;&amp;[.K182]&amp;&quot;-&quot;&amp;[.L182]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83]&amp;[.H183]&amp;[.I183]&amp;[.J183])&gt;0;[.C183]&amp;&quot;-&quot;&amp;[.D183]&amp;&quot;-&quot;&amp;[.G183]&amp;[.H183]&amp;[.I183]&amp;[.J183];[.C183]&amp;&quot;-&quot;&amp;[.K183]&amp;&quot;-&quot;&amp;[.L183]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85]&amp;[.H185]&amp;[.I185]&amp;[.J185])&gt;0;[.C185]&amp;&quot;-&quot;&amp;[.D185]&amp;&quot;-&quot;&amp;[.G185]&amp;[.H185]&amp;[.I185]&amp;[.J185];[.C185]&amp;&quot;-&quot;&amp;[.K185]&amp;&quot;-&quot;&amp;[.L185]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86]&amp;[.H186]&amp;[.I186]&amp;[.J186])&gt;0;[.C186]&amp;&quot;-&quot;&amp;[.D186]&amp;&quot;-&quot;&amp;[.G186]&amp;[.H186]&amp;[.I186]&amp;[.J186];[.C186]&amp;&quot;-&quot;&amp;[.K186]&amp;&quot;-&quot;&amp;[.L186]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87]&amp;[.H187]&amp;[.I187]&amp;[.J187])&gt;0;[.C187]&amp;&quot;-&quot;&amp;[.D187]&amp;&quot;-&quot;&amp;[.G187]&amp;[.H187]&amp;[.I187]&amp;[.J187];[.C187]&amp;&quot;-&quot;&amp;[.K187]&amp;&quot;-&quot;&amp;[.L187]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89]&amp;[.H189]&amp;[.I189]&amp;[.J189])&gt;0;[.C189]&amp;&quot;-&quot;&amp;[.D189]&amp;&quot;-&quot;&amp;[.G189]&amp;[.H189]&amp;[.I189]&amp;[.J189];[.C189]&amp;&quot;-&quot;&amp;[.K189]&amp;&quot;-&quot;&amp;[.L189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80" office:value-type="string">
            <text:p>Screen_X~,~Screen_Y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72~,~57</text:p>
          </table:table-cell>
          <table:table-cell table:style-name="ce85"/>
          <table:table-cell table:style-name="ce85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190]&amp;[.H190]&amp;[.I190]&amp;[.J190])&gt;0;[.C190]&amp;&quot;-&quot;&amp;[.D190]&amp;&quot;-&quot;&amp;[.G190]&amp;[.H190]&amp;[.I190]&amp;[.J190];[.C190]&amp;&quot;-&quot;&amp;[.K190]&amp;&quot;-&quot;&amp;[.L190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80" office:value-type="string">
            <text:p>Value</text:p>
          </table:table-cell>
          <table:table-cell table:style-name="ce80" office:value-type="string">
            <text:p>Variables</text:p>
          </table:table-cell>
          <table:table-cell table:style-name="ce80" office:value-type="string">
            <text:p>queenTemp</text:p>
          </table:table-cell>
          <table:table-cell table:style-name="ce85"/>
          <table:table-cell table:style-name="ce85" office:value-type="string">
            <text:p>teamState</text:p>
          </table:table-cell>
          <table:table-cell table:number-columns-repeated="1002"/>
        </table:table-row>
        <table:table-row table:style-name="ro3">
          <table:table-cell table:formula="of:=IF(LEN([.G191]&amp;[.H191]&amp;[.I191]&amp;[.J191])&gt;0;[.C191]&amp;&quot;-&quot;&amp;[.D191]&amp;&quot;-&quot;&amp;[.G191]&amp;[.H191]&amp;[.I191]&amp;[.J191];[.C191]&amp;&quot;-&quot;&amp;[.K191]&amp;&quot;-&quot;&amp;[.L191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92]&amp;[.H192]&amp;[.I192]&amp;[.J192])&gt;0;[.C192]&amp;&quot;-&quot;&amp;[.D192]&amp;&quot;-&quot;&amp;[.G192]&amp;[.H192]&amp;[.I192]&amp;[.J192];[.C192]&amp;&quot;-&quot;&amp;[.K192]&amp;&quot;-&quot;&amp;[.L192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table:formula="of:=IF(LEN([.G193]&amp;[.H193]&amp;[.I193]&amp;[.J193])&gt;0;[.C193]&amp;&quot;-&quot;&amp;[.D193]&amp;&quot;-&quot;&amp;[.G193]&amp;[.H193]&amp;[.I193]&amp;[.J193];[.C193]&amp;&quot;-&quot;&amp;[.K193]&amp;&quot;-&quot;&amp;[.L193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0" office:value-type="string">
            <text:p>Screen_X~,~Screen_Y</text:p>
          </table:table-cell>
          <table:table-cell table:style-name="ce80" office:value-type="string">
            <text:p>Characters</text:p>
          </table:table-cell>
          <table:table-cell table:style-name="ce80" office:value-type="string">
            <text:p>65~,~65</text:p>
          </table:table-cell>
          <table:table-cell table:style-name="ce85"/>
          <table:table-cell table:style-name="ce85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80" table:number-columns-repeated="3"/>
          <table:table-cell table:style-name="ce85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80" table:number-columns-repeated="3"/>
          <table:table-cell table:style-name="ce85"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80" table:number-columns-repeated="3"/>
          <table:table-cell table:style-name="ce85" table:number-columns-repeated="2"/>
          <table:table-cell table:number-columns-repeated="3"/>
          <table:table-cell office:value-type="float" office:value="1.5">
            <text:p>1.5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80" table:number-columns-repeated="3"/>
          <table:table-cell table:style-name="ce85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80" table:number-columns-repeated="3"/>
          <table:table-cell table:style-name="ce85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34]&amp;[.H234]&amp;[.I234]&amp;[.J234])&gt;0;[.C234]&amp;&quot;-&quot;&amp;[.D234]&amp;&quot;-&quot;&amp;[.G234]&amp;[.H234]&amp;[.I234]&amp;[.J234];[.C234]&amp;&quot;-&quot;&amp;[.K234]&amp;&quot;-&quot;&amp;[.L23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0" table:number-columns-repeated="3"/>
          <table:table-cell table:style-name="ce85" table:number-columns-repeated="2"/>
          <table:table-cell table:number-columns-repeated="1002"/>
        </table:table-row>
        <table:table-row table:style-name="ro2">
          <table:table-cell table:style-name="ce39"/>
          <table:table-cell table:style-name="ce33" table:number-columns-repeated="14"/>
          <table:table-cell table:style-name="ce67"/>
          <table:table-cell table:style-name="ce33" table:number-columns-repeated="6"/>
          <table:table-cell table:style-name="ce93" table:number-columns-repeated="4"/>
          <table:table-cell table:number-columns-repeated="998"/>
        </table:table-row>
        <table:table-row table:style-name="ro2" table:number-rows-repeated="104832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67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6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5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style-name="ce103"/>
          <table:table-cell table:style-name="ce102"/>
          <table:table-cell table:style-name="ce104"/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1" office:value-type="string">
            <text:p>walk</text:p>
          </table:table-cell>
          <table:table-cell table:style-name="ce102" office:value-type="string">
            <text:p>W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 table:number-columns-repeated="3"/>
          <table:table-cell table:style-name="ce103" table:number-columns-repeated="2"/>
          <table:table-cell table:style-name="ce102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3"/>
          <table:table-cell table:style-name="ce103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4"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3"/>
          <table:table-cell table:style-name="ce103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6"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3"/>
          <table:table-cell table:style-name="ce103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1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3" table:number-columns-repeated="2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66" table:default-cell-style-name="ce4"/>
        <table:table-column table:style-name="co69" table:default-cell-style-name="ce4"/>
        <table:table-column table:style-name="co70" table:number-columns-repeated="2" table:default-cell-style-name="ce59"/>
        <table:table-column table:style-name="co71" table:default-cell-style-name="ce59"/>
        <table:table-column table:style-name="co70" table:number-columns-repeated="2" table:default-cell-style-name="ce59"/>
        <table:table-column table:style-name="co72" table:default-cell-style-name="ce4"/>
        <table:table-column table:style-name="co73" table:number-columns-repeated="2" table:default-cell-style-name="ce64"/>
        <table:table-column table:style-name="co70" table:number-columns-repeated="3" table:default-cell-style-name="ce64"/>
        <table:table-column table:style-name="co22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70" table:default-cell-style-name="ce4"/>
        <table:table-column table:style-name="co26" table:default-cell-style-name="ce59"/>
        <table:table-column table:style-name="co22" table:default-cell-style-name="ce95"/>
        <table:table-column table:style-name="co74" table:number-columns-repeated="8" table:default-cell-style-name="ce97"/>
        <table:table-column table:style-name="co74" table:number-columns-repeated="8" table:default-cell-style-name="ce99"/>
        <table:table-column table:style-name="co75" table:default-cell-style-name="ce106"/>
        <table:table-column table:style-name="co76" table:default-cell-style-name="ce106"/>
        <table:table-column table:style-name="co33" table:default-cell-style-name="ce106"/>
        <table:table-column table:style-name="co76" table:default-cell-style-name="ce106"/>
        <table:table-column table:style-name="co77" table:default-cell-style-name="ce106"/>
        <table:table-column table:style-name="co76" table:default-cell-style-name="ce106"/>
        <table:table-column table:style-name="co35" table:default-cell-style-name="ce106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Name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7" office:value-type="string">
            <text:p>Walks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94" office:value-type="string">
            <text:p>Animation_Current</text:p>
          </table:table-cell>
          <table:table-cell table:style-name="ce96" office:value-type="string">
            <text:p>Idle_N</text:p>
          </table:table-cell>
          <table:table-cell table:style-name="ce96" office:value-type="string">
            <text:p>Idle_E</text:p>
          </table:table-cell>
          <table:table-cell table:style-name="ce96" office:value-type="string">
            <text:p>Idle_W</text:p>
          </table:table-cell>
          <table:table-cell table:style-name="ce96" office:value-type="string">
            <text:p>Idle_S</text:p>
          </table:table-cell>
          <table:table-cell table:style-name="ce96" office:value-type="string">
            <text:p>Idle_NE</text:p>
          </table:table-cell>
          <table:table-cell table:style-name="ce96" office:value-type="string">
            <text:p>Idle_NW</text:p>
          </table:table-cell>
          <table:table-cell table:style-name="ce96" office:value-type="string">
            <text:p>Idle_SE</text:p>
          </table:table-cell>
          <table:table-cell table:style-name="ce96" office:value-type="string">
            <text:p>Idle_SW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</text:p>
          </table:table-cell>
          <table:table-cell table:style-name="ce98" office:value-type="string">
            <text:p>W</text:p>
          </table:table-cell>
          <table:table-cell table:style-name="ce98" office:value-type="string">
            <text:p>S</text:p>
          </table:table-cell>
          <table:table-cell table:style-name="ce98" office:value-type="string">
            <text:p>NE</text:p>
          </table:table-cell>
          <table:table-cell table:style-name="ce98" office:value-type="string">
            <text:p>NW</text:p>
          </table:table-cell>
          <table:table-cell table:style-name="ce98" office:value-type="string">
            <text:p>SE</text:p>
          </table:table-cell>
          <table:table-cell table:style-name="ce98" office:value-type="string">
            <text:p>SW</text:p>
          </table:table-cell>
          <table:table-cell table:style-name="ce100" office:value-type="string">
            <text:p>Cursor_Path</text:p>
          </table:table-cell>
          <table:table-cell table:style-name="ce100" office:value-type="string">
            <text:p>Cursor_Filename</text:p>
          </table:table-cell>
          <table:table-cell table:style-name="ce100" office:value-type="string">
            <text:p>Cursor_Extension</text:p>
          </table:table-cell>
          <table:table-cell table:style-name="ce100" office:value-type="string">
            <text:p>Action_Wheel_Path</text:p>
          </table:table-cell>
          <table:table-cell table:style-name="ce100" office:value-type="string">
            <text:p>Action_Wheel_Filename</text:p>
          </table:table-cell>
          <table:table-cell table:style-name="ce100" office:value-type="string">
            <text:p>Action_Wheel_Extension</text:p>
          </table:table-cell>
          <table:table-cell table:style-name="ce100"/>
          <table:table-cell table:style-name="ce50" table:number-columns-repeated="975"/>
        </table:table-row>
        <table:table-row table:style-name="ro3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2"/>
          <table:table-cell office:value-type="string">
            <text:p>vc_lindsay</text:p>
          </table:table-cell>
          <table:table-cell table:number-columns-repeated="977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3"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2"/>
          <table:table-cell office:value-type="string">
            <text:p>vc_johnny</text:p>
          </table:table-cell>
          <table:table-cell table:number-columns-repeated="977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2"/>
          <table:table-cell office:value-type="string">
            <text:p>vc_sarah</text:p>
          </table:table-cell>
          <table:table-cell table:number-columns-repeated="977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1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1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3"/>
        </table:table-row>
        <table:table-row table:style-name="ro2">
          <table:table-cell office:value-type="string">
            <text:p>fire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4"/>
          <table:table-cell table:style-name="Default"/>
          <table:table-cell table:number-columns-repeated="1000"/>
        </table:table-row>
        <table:table-row table:style-name="ro2" table:number-rows-repeated="1048567">
          <table:table-cell table:number-columns-repeated="1018"/>
        </table:table-row>
        <table:table-row table:style-name="ro2">
          <table:table-cell table:number-columns-repeated="1018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36" table:default-cell-style-name="Default"/>
        <table:table-column table:style-name="co37" table:default-cell-style-name="ce59"/>
        <table:table-column table:style-name="co17" table:default-cell-style-name="ce74"/>
        <table:table-column table:style-name="co38" table:default-cell-style-name="ce74"/>
        <table:table-column table:style-name="co22" table:default-cell-style-name="ce74"/>
        <table:table-column table:style-name="co39" table:default-cell-style-name="ce76"/>
        <table:table-column table:style-name="co40" table:default-cell-style-name="ce76"/>
        <table:table-column table:style-name="co41" table:default-cell-style-name="ce76"/>
        <table:table-column table:style-name="co42" table:default-cell-style-name="ce78"/>
        <table:table-column table:style-name="co43" table:default-cell-style-name="ce78"/>
        <table:table-column table:style-name="co14" table:default-cell-style-name="ce78"/>
        <table:table-column table:style-name="co13" table:default-cell-style-name="ce59"/>
        <table:table-column table:style-name="co13" table:number-columns-repeated="2" table:default-cell-style-name="ce64"/>
        <table:table-column table:style-name="co13" table:number-columns-repeated="1009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Require_Actions</text:p>
          </table:table-cell>
          <table:table-cell table:style-name="ce73" office:value-type="string">
            <text:p>Background_Path</text:p>
          </table:table-cell>
          <table:table-cell table:style-name="ce73" office:value-type="string">
            <text:p>Background_Filename</text:p>
          </table:table-cell>
          <table:table-cell table:style-name="ce73" office:value-type="string">
            <text:p>Background_Extension</text:p>
          </table:table-cell>
          <table:table-cell table:style-name="ce75" office:value-type="string">
            <text:p>Foreground_Path</text:p>
          </table:table-cell>
          <table:table-cell table:style-name="ce75" office:value-type="string">
            <text:p>Foreground_Filename</text:p>
          </table:table-cell>
          <table:table-cell table:style-name="ce75" office:value-type="string">
            <text:p>Foreground_Extension</text:p>
          </table:table-cell>
          <table:table-cell table:style-name="ce77" office:value-type="string">
            <text:p>Walkmap_Path</text:p>
          </table:table-cell>
          <table:table-cell table:style-name="ce77" office:value-type="string">
            <text:p>Walkmap_Filename</text:p>
          </table:table-cell>
          <table:table-cell table:style-name="ce77" office:value-type="string">
            <text:p>Walkmap_Extension</text:p>
          </table:table-cell>
          <table:table-cell table:style-name="ce57" office:value-type="string">
            <text:p>Zoom</text:p>
          </table:table-cell>
          <table:table-cell table:style-name="ce62" office:value-type="string">
            <text:p>Centre_X</text:p>
          </table:table-cell>
          <table:table-cell table:style-name="ce62" office:value-type="string">
            <text:p>Centre_Y</text:p>
          </table:table-cell>
          <table:table-cell table:style-name="ce52" table:number-columns-repeated="100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3" office:value-type="percentage" office:value="0.5">
            <text:p>50%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Camp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1013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 table:number-columns-repeated="1013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1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5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39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office:forms form:automatic-focus="false" form:apply-design-mode="false"/>
        <table:table-column table:style-name="co13" table:default-cell-style-name="ce4"/>
        <table:table-column table:style-name="co44" table:default-cell-style-name="ce4"/>
        <table:table-column table:style-name="co13" table:number-columns-repeated="2" table:default-cell-style-name="ce4"/>
        <table:table-column table:style-name="co78" table:default-cell-style-name="ce59"/>
        <table:table-column table:style-name="co79" table:default-cell-style-name="ce59"/>
        <table:table-column table:style-name="co47" table:default-cell-style-name="ce4"/>
        <table:table-column table:style-name="co80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70" table:number-columns-repeated="2" table:default-cell-style-name="ce64"/>
        <table:table-column table:style-name="co23" table:default-cell-style-name="ce64"/>
        <table:table-column table:style-name="co67" table:default-cell-style-name="ce59"/>
        <table:table-column table:style-name="co2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3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19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1021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0" table:default-cell-style-name="ce59"/>
        <table:table-column table:style-name="co13" table:number-columns-repeated="1000" table:default-cell-style-name="Default"/>
        <table:table-row table:style-name="ro2">
          <table:table-cell table:style-name="ce11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4" office:value-type="percentage" office:value="0.11">
            <text:p>11.00%</text:p>
          </table:table-cell>
          <table:table-cell table:style-name="ce114" office:value-type="percentage" office:value="0.85">
            <text:p>85.00%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2020-12-19</text:date>, <text:time>18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19T18:41:21.12</dc:date>
    <dc:creator>L S</dc:creator>
    <meta:editing-duration>P2DT13H4M25S</meta:editing-duration>
    <meta:editing-cycles>210</meta:editing-cycles>
    <meta:generator>OpenOffice/4.1.6$Win32 OpenOffice.org_project/416m1$Build-9790</meta:generator>
    <meta:document-statistic meta:table-count="12" meta:cell-count="3207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